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ООО "ТехноСнаб" </text:p>
      <text:p text:style-name="Standard">Адрес:123456, г. Москва, ул. Примерная, д. 1 <text:s/></text:p>
      <text:p text:style-name="Standard">Телефон:+7 (495) 123-45-67 <text:s/></text:p>
      <text:p text:style-name="Standard">Email:info@technosnab.ru <text:s/></text:p>
      <text:p text:style-name="Standard">ИНН:1234567890 <text:s/></text:p>
      <text:p text:style-name="Standard">КПП:123456789 <text:s/></text:p>
      <text:p text:style-name="Standard">ОГРН:1234567890123 <text:s/></text:p>
      <text:p text:style-name="Standard"/>
      <text:p text:style-name="Standard">Исходящий номер:2023/10-001 <text:s/></text:p>
      <text:p text:style-name="Standard">Дата:10 октября 2023 года <text:s/></text:p>
      <text:p text:style-name="Standard"/>
      <text:p text:style-name="Standard"/>
      <text:p text:style-name="Standard">Директору ООО "Поставщик" </text:p>
      <text:p text:style-name="Standard">Адрес:654321, г. Санкт-Петербург, ул. Поставочная, д. 2 <text:s/></text:p>
      <text:p text:style-name="Standard"/>
      <text:p text:style-name="Standard">Уважаемый Гаврилин Михаил Александрович,</text:p>
      <text:p text:style-name="Standard"/>
      <text:p text:style-name="Standard">С сожалением сообщаем вам о нашем глубоком возмущении в связи с неоднократным срывом сроков поставки продукции, согласно нашему контракту № 123 от 01 сентября 2023 года.</text:p>
      <text:p text:style-name="Standard"/>
      <text:p text:style-name="Standard">Согласно условиям договора, поставка должна была быть осуществлена до 5 октября 2023 года. Однако на сегодняшний день мы не получили ни товара, ни каких-либо уведомлений о задержке. Это создает серьезные проблемы для нашей компании и негативно сказывается на выполнении наших обязательств перед клиентами.</text:p>
      <text:p text:style-name="Standard"/>
      <text:p text:style-name="Standard">Мы понимаем, что в бизнесе могут возникать непредвиденные обстоятельства, однако отсутствие информации о статусе выполнения заказа является недопустимым. Мы ожидаем от вас профессионального подхода и своевременного информирования о любых изменениях.</text:p>
      <text:p text:style-name="Standard"/>
      <text:p text:style-name="Standard">В связи с вышеизложенным, настоятельно просим вас предоставить четкие сроки выполнения обязательств по данному контракту и объяснить причины задержки. В противном случае мы будем вынуждены рассмотреть возможность применения санкций в соответствии с условиями нашего договора.</text:p>
      <text:p text:style-name="Standard"/>
      <text:p text:style-name="Standard">Надеемся на ваше понимание и оперативный ответ.</text:p>
      <text:p text:style-name="Standard"/>
      <text:p text:style-name="Standard">С уважением,</text:p>
      <text:p text:style-name="Standard"/>
      <text:p text:style-name="Standard">Абсалямова Зарина Газинуровна</text:p>
      <text:p text:style-name="Standard">Стажёр</text:p>
      <text:p text:style-name="Standard">ООО "ТехноСнаб"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09:03:32.038234389</meta:creation-date>
    <dc:date>2025-05-16T09:09:30.269732246</dc:date>
    <meta:editing-duration>PT5M58S</meta:editing-duration>
    <meta:editing-cycles>1</meta:editing-cycles>
    <meta:document-statistic meta:table-count="0" meta:image-count="0" meta:object-count="0" meta:page-count="1" meta:paragraph-count="21" meta:word-count="185" meta:character-count="1455" meta:non-whitespace-character-count="1269"/>
    <meta:generator>LibreOffice/24.2.7.2$Linux_X86_64 LibreOffice_project/420$Build-2</meta:generator>
  </office:meta>
</office:document-meta>
</file>